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9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2.1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2.0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bottom" fo:min-height="2.525cm"/>
      <style:paragraph-properties style:writing-mode="lr-tb"/>
    </style:style>
    <style:style style:name="gr6" style:family="graphic" style:parent-style-name="standard">
      <style:graphic-properties svg:stroke-color="#3465a4" draw:fill-color="#3465a4" draw:textarea-horizontal-align="justify" draw:textarea-vertical-align="middle" draw:auto-grow-height="false" fo:min-height="2.401cm" fo:min-width="0cm"/>
    </style:style>
    <style:style style:name="gr7" style:family="graphic" style:parent-style-name="standard">
      <style:graphic-properties svg:stroke-color="#999999" draw:fill-color="#999999" draw:textarea-horizontal-align="justify" draw:textarea-vertical-align="middle" draw:auto-grow-height="false" fo:min-height="3.385cm" fo:min-width="0cm"/>
    </style:style>
    <style:style style:name="gr8" style:family="graphic" style:parent-style-name="standard">
      <style:graphic-properties svg:stroke-color="#999999" draw:fill-color="#999999" draw:textarea-horizontal-align="justify" draw:textarea-vertical-align="middle" draw:auto-grow-height="false" fo:min-height="3.38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2a6099" style:font-name="Ubuntu" fo:font-size="36pt" style:font-size-asian="36pt" style:font-size-complex="36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style:writing-mode="lr-tb"/>
      <style:text-properties style:font-name="Ubuntu" fo:font-size="16pt" style:font-size-asian="16pt" style:font-size-complex="16pt"/>
    </style:style>
    <style:style style:name="P7" style:family="paragraph">
      <loext:graphic-properties draw:fill-color="#3465a4"/>
      <style:paragraph-properties fo:text-align="center"/>
    </style:style>
    <style:style style:name="P8" style:family="paragraph">
      <loext:graphic-properties draw:fill-color="#999999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Ubuntu" fo:font-style="italic" style:font-style-asian="italic" style:font-style-complex="italic"/>
    </style:style>
    <style:style style:name="T3" style:family="text">
      <style:text-properties fo:color="#2a6099" style:font-name="Ubuntu" fo:font-size="36pt" style:font-size-asian="36pt" style:font-size-complex="3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Ubuntu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super 58%" style:font-name="Ubuntu" fo:font-size="16pt" style:font-size-asian="16pt" style:font-size-complex="16pt"/>
    </style:style>
    <style:style style:name="T7" style:family="text">
      <style:text-properties style:font-name="Ubuntu"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style:font-name="Ubuntu" fo:font-size="18pt" fo:font-style="italic" style:font-size-asian="18pt" style:font-style-asian="italic" style:font-size-complex="18pt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style:font-name="Ubuntu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5cm" svg:height="14.988cm" svg:x="7.05cm" svg:y="4.1cm" draw:kind="arc" draw:start-angle="307.13" draw:end-angle="233.02">
          <text:p/>
        </draw:ellipse>
        <draw:frame draw:style-name="gr2" draw:text-style-name="P3" draw:layer="layout" svg:width="8.4cm" svg:height="2.2cm" svg:x="10.35cm" svg:y="0.6cm">
          <draw:text-box>
            <text:p text:style-name="P2"><text:span text:style-name="T1">Client</text:span></text:p>
            <text:p text:style-name="P2"><text:span text:style-name="T2">Business Owner</text:span></text:p>
          </draw:text-box>
        </draw:frame>
        <draw:frame draw:style-name="gr2" draw:text-style-name="P4" draw:layer="layout" svg:width="8.4cm" svg:height="2.2cm" svg:x="10.35cm" svg:y="16.6cm">
          <draw:text-box>
            <text:p text:style-name="P2"><text:span text:style-name="T3">Scrum Team</text:span></text:p>
          </draw:text-box>
        </draw:frame>
        <draw:frame draw:style-name="gr3" draw:text-style-name="P3" draw:layer="layout" svg:width="6cm" svg:height="2.387cm" svg:x="8.45cm" svg:y="7.113cm">
          <draw:text-box>
            <text:p text:style-name="P2"><text:span text:style-name="T1">Bertrand</text:span></text:p>
            <text:p text:style-name="P2"><text:span text:style-name="T2">Product Owner</text:span></text:p>
            <text:p text:style-name="P5"><text:span text:style-name="T4">Dev</text:span><text:span text:style-name="T5">1</text:span><text:span text:style-name="T4"> full stack</text:span><text:span text:style-name="T6">2</text:span></text:p>
          </draw:text-box>
        </draw:frame>
        <draw:frame draw:style-name="gr3" draw:text-style-name="P3" draw:layer="layout" svg:width="6.9cm" svg:height="2.387cm" svg:x="14.15cm" svg:y="7.1cm">
          <draw:text-box>
            <text:p text:style-name="P2"><text:span text:style-name="T1">Jade</text:span></text:p>
            <text:p text:style-name="P2"><text:span text:style-name="T2">Scrum Master</text:span></text:p>
            <text:p text:style-name="P2"><text:span text:style-name="T4">Dev</text:span><text:span text:style-name="T7"> front / Graphiste</text:span></text:p>
          </draw:text-box>
        </draw:frame>
        <draw:frame draw:style-name="gr2" draw:text-style-name="P3" draw:layer="layout" svg:width="6cm" svg:height="2.2cm" svg:x="7.45cm" svg:y="10.7cm">
          <draw:text-box>
            <text:p text:style-name="P2"><text:span text:style-name="T1">Julien</text:span></text:p>
            <text:p text:style-name="P2"><text:span text:style-name="T4">Dev</text:span><text:span text:style-name="T7"> full stack</text:span></text:p>
          </draw:text-box>
        </draw:frame>
        <draw:frame draw:style-name="gr2" draw:text-style-name="P3" draw:layer="layout" svg:width="6cm" svg:height="2.2cm" svg:x="11.55cm" svg:y="13.4cm">
          <draw:text-box>
            <text:p text:style-name="P2"><text:span text:style-name="T1">Valentin</text:span></text:p>
            <text:p text:style-name="P2"><text:span text:style-name="T8">Dev</text:span><text:span text:style-name="T1"> full stack</text:span></text:p>
          </draw:text-box>
        </draw:frame>
        <draw:frame draw:style-name="gr2" draw:text-style-name="P3" draw:layer="layout" svg:width="6cm" svg:height="2.2cm" svg:x="15.35cm" svg:y="10.6cm">
          <draw:text-box>
            <text:p text:style-name="P2"><text:span text:style-name="T1">Paul</text:span></text:p>
            <text:p text:style-name="P2"><text:span text:style-name="T4">Dev</text:span><text:span text:style-name="T7"> full stack</text:span></text:p>
          </draw:text-box>
        </draw:frame>
        <draw:frame draw:style-name="gr4" draw:text-style-name="P3" draw:layer="layout" svg:width="6.1cm" svg:height="2.322cm" svg:x="0.5cm" svg:y="5.639cm">
          <draw:text-box>
            <text:p text:style-name="P2"><text:span text:style-name="T1">Arnaud</text:span></text:p>
            <text:p text:style-name="P2"><text:span text:style-name="T2">SME</text:span><text:span text:style-name="T9">3</text:span></text:p>
            <text:p text:style-name="P5"><text:span text:style-name="T10">Expert </text:span><text:span text:style-name="T11">financement</text:span></text:p>
          </draw:text-box>
        </draw:frame>
        <draw:frame draw:style-name="gr5" draw:text-style-name="P6" draw:layer="layout" svg:width="7.7cm" svg:height="2.775cm" svg:x="0.7cm" svg:y="15.525cm">
          <draw:text-box>
            <text:p><text:span text:style-name="T7">1* Développeur</text:span></text:p>
            <text:p><text:span text:style-name="T7">2* Java / Angular</text:span></text:p>
            <text:p><text:span text:style-name="T7">3* Subject Matter Expert</text:span></text:p>
          </draw:text-box>
        </draw:frame>
        <draw:custom-shape draw:style-name="gr6" draw:text-style-name="P7" draw:layer="layout" svg:width="0.7cm" svg:height="2.787cm" draw:transform="rotate (0.785398163397448) translate (4.161cm 8.604cm)">
          <text:p/>
          <draw:enhanced-geometry svg:viewBox="0 0 21600 21600" draw:mirror-horizontal="false" draw:mirror-vertical="false" draw:text-areas="?f0 ?f8 ?f2 ?f9" draw:type="up-down-arrow" draw:modifiers="8227.10413694722 2231.276901004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0.7cm" svg:height="3.823cm" draw:transform="rotate (-0.363028484414821) translate (13.201cm 3.046cm)">
          <text:p/>
          <draw:enhanced-geometry svg:viewBox="0 0 21600 21600" draw:mirror-horizontal="false" draw:mirror-vertical="false" draw:text-areas="?f0 ?f8 ?f2 ?f9" draw:type="up-down-arrow" draw:modifiers="7857.34664764622 1581.589958159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8" draw:layer="layout" svg:width="0.7cm" svg:height="3.821cm" draw:transform="rotate (-0.363028484414821) translate (16.606cm 3.046cm)">
          <text:p/>
          <draw:enhanced-geometry svg:viewBox="0 0 21600 21600" draw:mirror-horizontal="true" draw:mirror-vertical="false" draw:text-areas="?f0 ?f8 ?f2 ?f9" draw:type="up-down-arrow" draw:modifiers="8227.10413694722 2231.2769010043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19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8:49:35.904567492</meta:creation-date>
    <dc:date>2021-01-20T19:26:41.258945079</dc:date>
    <meta:editing-duration>PT3M6S</meta:editing-duration>
    <meta:editing-cycles>2</meta:editing-cycles>
    <meta:generator>LibreOffice/6.4.6.2$Linux_X86_64 LibreOffice_project/40$Build-2</meta:generator>
    <meta:document-statistic meta:object-count="13"/>
  </office:meta>
</office:document-meta>
</file>